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ff6633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fill-color="#99ccff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12pt" style:font-size-asian="12pt" style:font-size-complex="18pt"/>
    </style:style>
    <style:style style:name="P2" style:family="paragraph">
      <style:paragraph-properties fo:text-align="center"/>
      <style:text-properties fo:font-family="'Luxi Sans'" style:font-family-generic="swiss" style:font-pitch="variable" fo:font-size="10.5pt" style:font-size-asian="10.5pt"/>
    </style:style>
    <style:style style:name="P3" style:family="paragraph">
      <style:paragraph-properties fo:text-align="center"/>
      <style:text-properties fo:font-family="'Luxi Sans'" style:font-family-generic="swiss" style:font-pitch="variable" fo:font-size="12pt" style:font-size-asian="12pt" style:font-size-complex="18pt"/>
    </style:style>
    <style:style style:name="P4" style:family="paragraph">
      <style:paragraph-properties fo:margin-left="0cm" fo:margin-right="0cm" fo:text-indent="0cm"/>
      <style:text-properties fo:font-family="'Luxi Sans'" style:font-family-generic="swiss" style:font-pitch="variable" fo:font-size="10.5pt" style:font-size-asian="10.5pt" style:font-size-complex="18pt"/>
    </style:style>
    <style:style style:name="P5" style:family="paragraph">
      <style:paragraph-properties fo:margin-left="0cm" fo:margin-right="0cm" fo:text-indent="0cm"/>
      <style:text-properties fo:font-family="'Bitstream Charter'" style:font-style-name="斜体" style:font-family-generic="roman" style:font-pitch="variable" fo:font-size="15pt" fo:font-style="italic" style:font-size-asian="18pt" style:font-size-complex="18pt"/>
    </style:style>
    <style:style style:name="P6" style:family="paragraph">
      <style:paragraph-properties fo:margin-left="0cm" fo:margin-right="0cm" fo:text-indent="0cm"/>
      <style:text-properties fo:font-family="'Luxi Sans'" style:font-style-name="标准" style:font-family-generic="swiss" style:font-pitch="variable" fo:font-size="16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标准">
        <draw:ellipse draw:style-name="gr1" draw:text-style-name="P1" draw:layer="layout" svg:width="1.208cm" svg:height="1.139cm" svg:x="13.116cm" svg:y="4.055cm">
          <text:p text:style-name="P1">3</text:p>
        </draw:ellipse>
        <draw:ellipse draw:style-name="gr2" draw:text-style-name="P1" draw:layer="layout" svg:width="1.207cm" svg:height="1.139cm" svg:x="5.471cm" svg:y="4.055cm">
          <text:p text:style-name="P1">17</text:p>
        </draw:ellipse>
        <draw:ellipse draw:style-name="gr2" draw:text-style-name="P1" draw:layer="layout" svg:width="1.207cm" svg:height="1.139cm" svg:x="9.092cm" svg:y="2.535cm">
          <text:p text:style-name="P1">27</text:p>
        </draw:ellipse>
        <draw:ellipse draw:style-name="gr2" draw:text-style-name="P1" draw:layer="layout" svg:width="1.208cm" svg:height="1.139cm" svg:x="14.242cm" svg:y="7.296cm">
          <text:p text:style-name="P1">0</text:p>
        </draw:ellipse>
        <draw:ellipse draw:style-name="gr2" draw:text-style-name="P1" draw:layer="layout" svg:width="1.207cm" svg:height="1.139cm" svg:x="12.411cm" svg:y="7.296cm">
          <text:p text:style-name="P1">9</text:p>
        </draw:ellipse>
        <draw:ellipse draw:style-name="gr2" draw:text-style-name="P1" draw:layer="layout" svg:width="1.207cm" svg:height="1.139cm" svg:x="10.38cm" svg:y="7.296cm">
          <text:p text:style-name="P1">8</text:p>
        </draw:ellipse>
        <draw:ellipse draw:style-name="gr2" draw:text-style-name="P1" draw:layer="layout" svg:width="1.208cm" svg:height="1.139cm" svg:x="8.448cm" svg:y="7.296cm">
          <text:p text:style-name="P1">4</text:p>
        </draw:ellipse>
        <draw:ellipse draw:style-name="gr2" draw:text-style-name="P1" draw:layer="layout" svg:width="1.206cm" svg:height="1.139cm" svg:x="6.498cm" svg:y="7.296cm">
          <text:p text:style-name="P1">12</text:p>
        </draw:ellipse>
        <draw:ellipse draw:style-name="gr2" draw:text-style-name="P1" draw:layer="layout" svg:width="1.208cm" svg:height="1.139cm" svg:x="4.746cm" svg:y="7.296cm">
          <text:p text:style-name="P1">7</text:p>
        </draw:ellipse>
        <draw:ellipse draw:style-name="gr2" draw:text-style-name="P1" draw:layer="layout" svg:width="1.206cm" svg:height="1.139cm" svg:x="2.735cm" svg:y="7.296cm">
          <text:p text:style-name="P1">5</text:p>
        </draw:ellipse>
        <draw:ellipse draw:style-name="gr2" draw:text-style-name="P1" draw:layer="layout" svg:width="1.206cm" svg:height="1.139cm" svg:x="15.029cm" svg:y="5.673cm">
          <text:p text:style-name="P1">1</text:p>
        </draw:ellipse>
        <draw:ellipse draw:style-name="gr2" draw:text-style-name="P1" draw:layer="layout" svg:width="1.207cm" svg:height="1.139cm" svg:x="11.346cm" svg:y="5.673cm">
          <text:p text:style-name="P1">10</text:p>
        </draw:ellipse>
        <draw:ellipse draw:style-name="gr2" draw:text-style-name="P1" draw:layer="layout" svg:width="1.207cm" svg:height="1.139cm" svg:x="7.483cm" svg:y="5.673cm">
          <text:p text:style-name="P1">13</text:p>
        </draw:ellipse>
        <draw:ellipse draw:style-name="gr2" draw:text-style-name="P1" draw:layer="layout" svg:width="1.207cm" svg:height="1.139cm" svg:x="3.701cm" svg:y="5.673cm">
          <text:p text:style-name="P1">16</text:p>
        </draw:ellipse>
        <draw:connector draw:style-name="gr3" draw:text-style-name="P2" draw:layer="layout" draw:type="line" svg:x1="6.557cm" svg:y1="4.251cm" svg:x2="9.232cm" svg:y2="3.489cm">
          <text:p/>
        </draw:connector>
        <draw:connector draw:style-name="gr3" draw:text-style-name="P2" draw:layer="layout" draw:type="line" svg:x1="13.243cm" svg:y1="4.237cm" svg:x2="10.166cm" svg:y2="3.475cm">
          <text:p/>
        </draw:connector>
        <draw:connector draw:style-name="gr3" draw:text-style-name="P3" draw:layer="layout" draw:type="line" svg:x1="4.673cm" svg:y1="5.79cm" svg:x2="5.651cm" svg:y2="5.057cm">
          <text:p/>
        </draw:connector>
        <draw:connector draw:style-name="gr3" draw:text-style-name="P3" draw:layer="layout" draw:type="line" svg:x1="7.664cm" svg:y1="5.819cm" svg:x2="6.499cm" svg:y2="5.042cm">
          <text:p/>
        </draw:connector>
        <draw:connector draw:style-name="gr3" draw:text-style-name="P3" draw:layer="layout" draw:type="line" svg:x1="12.352cm" svg:y1="5.804cm" svg:x2="13.373cm" svg:y2="5.1cm">
          <text:p/>
        </draw:connector>
        <draw:connector draw:style-name="gr3" draw:text-style-name="P3" draw:layer="layout" draw:type="line" svg:x1="15.257cm" svg:y1="5.776cm" svg:x2="14.106cm" svg:y2="5.071cm">
          <text:p/>
        </draw:connector>
        <draw:connector draw:style-name="gr3" draw:text-style-name="P3" draw:layer="layout" draw:type="line" svg:x1="3.681cm" svg:y1="7.386cm" svg:x2="3.983cm" svg:y2="6.753cm">
          <text:p/>
        </draw:connector>
        <draw:connector draw:style-name="gr3" draw:text-style-name="P3" draw:layer="layout" draw:type="line" svg:x1="4.989cm" svg:y1="7.372cm" svg:x2="4.644cm" svg:y2="6.739cm">
          <text:p/>
        </draw:connector>
        <draw:connector draw:style-name="gr3" draw:text-style-name="P3" draw:layer="layout" draw:type="line" svg:x1="7.448cm" svg:y1="7.372cm" svg:x2="7.808cm" svg:y2="6.768cm">
          <text:p/>
        </draw:connector>
        <draw:connector draw:style-name="gr3" draw:text-style-name="P3" draw:layer="layout" draw:type="line" svg:x1="8.757cm" svg:y1="7.343cm" svg:x2="8.369cm" svg:y2="6.753cm">
          <text:p/>
        </draw:connector>
        <draw:connector draw:style-name="gr3" draw:text-style-name="P3" draw:layer="layout" draw:type="line" svg:x1="11.317cm" svg:y1="7.372cm" svg:x2="11.676cm" svg:y2="6.768cm">
          <text:p/>
        </draw:connector>
        <draw:connector draw:style-name="gr3" draw:text-style-name="P3" draw:layer="layout" draw:type="line" svg:x1="12.697cm" svg:y1="7.372cm" svg:x2="12.28cm" svg:y2="6.739cm">
          <text:p/>
        </draw:connector>
        <draw:connector draw:style-name="gr3" draw:text-style-name="P3" draw:layer="layout" draw:type="line" svg:x1="15.098cm" svg:y1="7.329cm" svg:x2="15.386cm" svg:y2="6.782cm">
          <text:p/>
        </draw:connector>
        <draw:frame draw:style-name="gr4" draw:text-style-name="P4" draw:layer="layout" svg:width="0.836cm" svg:height="0.75cm" svg:x="9.299cm" svg:y="1.743cm">
          <draw:text-box>
            <text:p text:style-name="P4">1</text:p>
          </draw:text-box>
        </draw:frame>
        <draw:frame draw:style-name="gr4" draw:text-style-name="P4" draw:layer="layout" svg:width="0.705cm" svg:height="0.75cm" svg:x="5.735cm" svg:y="3.335cm">
          <draw:text-box>
            <text:p text:style-name="P4">2</text:p>
          </draw:text-box>
        </draw:frame>
        <draw:frame draw:style-name="gr4" draw:text-style-name="P4" draw:layer="layout" svg:width="0.98cm" svg:height="0.75cm" svg:x="6.635cm" svg:y="6.635cm">
          <draw:text-box>
            <text:p text:style-name="P4">10</text:p>
          </draw:text-box>
        </draw:frame>
        <draw:frame draw:style-name="gr4" draw:text-style-name="P4" draw:layer="layout" svg:width="0.705cm" svg:height="0.75cm" svg:x="3.93cm" svg:y="4.935cm">
          <draw:text-box>
            <text:p text:style-name="P4">4</text:p>
          </draw:text-box>
        </draw:frame>
        <draw:frame draw:style-name="gr4" draw:text-style-name="P4" draw:layer="layout" svg:width="0.705cm" svg:height="0.75cm" svg:x="7.735cm" svg:y="4.885cm">
          <draw:text-box>
            <text:p text:style-name="P4">5</text:p>
          </draw:text-box>
        </draw:frame>
        <draw:frame draw:style-name="gr4" draw:text-style-name="P4" draw:layer="layout" svg:width="0.705cm" svg:height="0.75cm" svg:x="11.635cm" svg:y="4.885cm">
          <draw:text-box>
            <text:p text:style-name="P4">6</text:p>
          </draw:text-box>
        </draw:frame>
        <draw:frame draw:style-name="gr4" draw:text-style-name="P4" draw:layer="layout" svg:width="0.705cm" svg:height="0.75cm" svg:x="15.23cm" svg:y="4.885cm">
          <draw:text-box>
            <text:p text:style-name="P4">7</text:p>
          </draw:text-box>
        </draw:frame>
        <draw:frame draw:style-name="gr4" draw:text-style-name="P4" draw:layer="layout" svg:width="0.705cm" svg:height="0.75cm" svg:x="2.93cm" svg:y="6.635cm">
          <draw:text-box>
            <text:p text:style-name="P4">8</text:p>
          </draw:text-box>
        </draw:frame>
        <draw:frame draw:style-name="gr4" draw:text-style-name="P4" draw:layer="layout" svg:width="0.705cm" svg:height="0.75cm" svg:x="5.03cm" svg:y="6.635cm">
          <draw:text-box>
            <text:p text:style-name="P4">9</text:p>
          </draw:text-box>
        </draw:frame>
        <draw:frame draw:style-name="gr4" draw:text-style-name="P4" draw:layer="layout" svg:width="0.705cm" svg:height="0.75cm" svg:x="13.344cm" svg:y="3.305cm">
          <draw:text-box>
            <text:p text:style-name="P4">3</text:p>
          </draw:text-box>
        </draw:frame>
        <draw:frame draw:style-name="gr4" draw:text-style-name="P4" draw:layer="layout" svg:width="0.98cm" svg:height="0.75cm" svg:x="8.535cm" svg:y="6.635cm">
          <draw:text-box>
            <text:p text:style-name="P4">11</text:p>
          </draw:text-box>
        </draw:frame>
        <draw:frame draw:style-name="gr4" draw:text-style-name="P4" draw:layer="layout" svg:width="0.98cm" svg:height="0.75cm" svg:x="10.435cm" svg:y="6.635cm">
          <draw:text-box>
            <text:p text:style-name="P4">12</text:p>
          </draw:text-box>
        </draw:frame>
        <draw:frame draw:style-name="gr4" draw:text-style-name="P4" draw:layer="layout" svg:width="0.98cm" svg:height="0.75cm" svg:x="12.535cm" svg:y="6.635cm">
          <draw:text-box>
            <text:p text:style-name="P4">13</text:p>
          </draw:text-box>
        </draw:frame>
        <draw:frame draw:style-name="gr4" draw:text-style-name="P4" draw:layer="layout" svg:width="0.98cm" svg:height="0.75cm" svg:x="14.335cm" svg:y="6.635cm">
          <draw:text-box>
            <text:p text:style-name="P4">14</text:p>
          </draw:text-box>
        </draw:frame>
        <draw:frame draw:style-name="gr5" draw:text-style-name="P5" draw:layer="layout" svg:width="1cm" svg:height="1cm" svg:x="12.435cm" svg:y="4.235cm">
          <draw:text-box>
            <text:p text:style-name="P5">i</text:p>
          </draw:text-box>
        </draw:frame>
        <draw:ellipse draw:style-name="gr6" draw:text-style-name="P1" draw:layer="layout" svg:width="1.208cm" svg:height="1.139cm" svg:x="13.116cm" svg:y="13.155cm">
          <text:p text:style-name="P1">10</text:p>
        </draw:ellipse>
        <draw:ellipse draw:style-name="gr2" draw:text-style-name="P1" draw:layer="layout" svg:width="1.207cm" svg:height="1.139cm" svg:x="5.471cm" svg:y="13.155cm">
          <text:p text:style-name="P1">17</text:p>
        </draw:ellipse>
        <draw:ellipse draw:style-name="gr2" draw:text-style-name="P1" draw:layer="layout" svg:width="1.207cm" svg:height="1.139cm" svg:x="9.092cm" svg:y="11.635cm">
          <text:p text:style-name="P1">27</text:p>
        </draw:ellipse>
        <draw:ellipse draw:style-name="gr2" draw:text-style-name="P1" draw:layer="layout" svg:width="1.208cm" svg:height="1.139cm" svg:x="14.242cm" svg:y="16.396cm">
          <text:p text:style-name="P1">0</text:p>
        </draw:ellipse>
        <draw:ellipse draw:style-name="gr2" draw:text-style-name="P1" draw:layer="layout" svg:width="1.207cm" svg:height="1.139cm" svg:x="12.411cm" svg:y="16.396cm">
          <text:p text:style-name="P1">9</text:p>
        </draw:ellipse>
        <draw:ellipse draw:style-name="gr2" draw:text-style-name="P1" draw:layer="layout" svg:width="1.207cm" svg:height="1.139cm" svg:x="10.38cm" svg:y="16.396cm">
          <text:p text:style-name="P1">8</text:p>
        </draw:ellipse>
        <draw:ellipse draw:style-name="gr2" draw:text-style-name="P1" draw:layer="layout" svg:width="1.208cm" svg:height="1.139cm" svg:x="8.448cm" svg:y="16.396cm">
          <text:p text:style-name="P1">4</text:p>
        </draw:ellipse>
        <draw:ellipse draw:style-name="gr2" draw:text-style-name="P1" draw:layer="layout" svg:width="1.206cm" svg:height="1.139cm" svg:x="6.498cm" svg:y="16.396cm">
          <text:p text:style-name="P1">12</text:p>
        </draw:ellipse>
        <draw:ellipse draw:style-name="gr2" draw:text-style-name="P1" draw:layer="layout" svg:width="1.208cm" svg:height="1.139cm" svg:x="4.746cm" svg:y="16.396cm">
          <text:p text:style-name="P1">7</text:p>
        </draw:ellipse>
        <draw:ellipse draw:style-name="gr2" draw:text-style-name="P1" draw:layer="layout" svg:width="1.206cm" svg:height="1.139cm" svg:x="2.735cm" svg:y="16.396cm">
          <text:p text:style-name="P1">5</text:p>
        </draw:ellipse>
        <draw:ellipse draw:style-name="gr2" draw:text-style-name="P1" draw:layer="layout" svg:width="1.206cm" svg:height="1.139cm" svg:x="15.029cm" svg:y="14.773cm">
          <text:p text:style-name="P1">1</text:p>
        </draw:ellipse>
        <draw:ellipse draw:style-name="gr1" draw:text-style-name="P1" draw:layer="layout" svg:width="1.207cm" svg:height="1.139cm" svg:x="11.346cm" svg:y="14.773cm">
          <text:p text:style-name="P1">3</text:p>
        </draw:ellipse>
        <draw:ellipse draw:style-name="gr2" draw:text-style-name="P1" draw:layer="layout" svg:width="1.207cm" svg:height="1.139cm" svg:x="7.483cm" svg:y="14.773cm">
          <text:p text:style-name="P1">13</text:p>
        </draw:ellipse>
        <draw:ellipse draw:style-name="gr2" draw:text-style-name="P1" draw:layer="layout" svg:width="1.207cm" svg:height="1.139cm" svg:x="3.701cm" svg:y="14.773cm">
          <text:p text:style-name="P1">16</text:p>
        </draw:ellipse>
        <draw:connector draw:style-name="gr3" draw:text-style-name="P2" draw:layer="layout" draw:type="line" svg:x1="6.557cm" svg:y1="13.351cm" svg:x2="9.232cm" svg:y2="12.589cm">
          <text:p/>
        </draw:connector>
        <draw:connector draw:style-name="gr3" draw:text-style-name="P2" draw:layer="layout" draw:type="line" svg:x1="13.243cm" svg:y1="13.337cm" svg:x2="10.166cm" svg:y2="12.575cm">
          <text:p/>
        </draw:connector>
        <draw:connector draw:style-name="gr3" draw:text-style-name="P3" draw:layer="layout" draw:type="line" svg:x1="4.673cm" svg:y1="14.89cm" svg:x2="5.651cm" svg:y2="14.157cm">
          <text:p/>
        </draw:connector>
        <draw:connector draw:style-name="gr3" draw:text-style-name="P3" draw:layer="layout" draw:type="line" svg:x1="7.664cm" svg:y1="14.919cm" svg:x2="6.499cm" svg:y2="14.142cm">
          <text:p/>
        </draw:connector>
        <draw:connector draw:style-name="gr3" draw:text-style-name="P3" draw:layer="layout" draw:type="line" svg:x1="12.352cm" svg:y1="14.904cm" svg:x2="13.373cm" svg:y2="14.2cm">
          <text:p/>
        </draw:connector>
        <draw:connector draw:style-name="gr3" draw:text-style-name="P3" draw:layer="layout" draw:type="line" svg:x1="15.257cm" svg:y1="14.876cm" svg:x2="14.106cm" svg:y2="14.171cm">
          <text:p/>
        </draw:connector>
        <draw:connector draw:style-name="gr3" draw:text-style-name="P3" draw:layer="layout" draw:type="line" svg:x1="3.681cm" svg:y1="16.486cm" svg:x2="3.983cm" svg:y2="15.853cm">
          <text:p/>
        </draw:connector>
        <draw:connector draw:style-name="gr3" draw:text-style-name="P3" draw:layer="layout" draw:type="line" svg:x1="4.989cm" svg:y1="16.472cm" svg:x2="4.644cm" svg:y2="15.839cm">
          <text:p/>
        </draw:connector>
        <draw:connector draw:style-name="gr3" draw:text-style-name="P3" draw:layer="layout" draw:type="line" svg:x1="7.448cm" svg:y1="16.472cm" svg:x2="7.808cm" svg:y2="15.868cm">
          <text:p/>
        </draw:connector>
        <draw:connector draw:style-name="gr3" draw:text-style-name="P3" draw:layer="layout" draw:type="line" svg:x1="8.757cm" svg:y1="16.443cm" svg:x2="8.369cm" svg:y2="15.853cm">
          <text:p/>
        </draw:connector>
        <draw:connector draw:style-name="gr3" draw:text-style-name="P3" draw:layer="layout" draw:type="line" svg:x1="11.317cm" svg:y1="16.472cm" svg:x2="11.676cm" svg:y2="15.868cm">
          <text:p/>
        </draw:connector>
        <draw:connector draw:style-name="gr3" draw:text-style-name="P3" draw:layer="layout" draw:type="line" svg:x1="12.697cm" svg:y1="16.472cm" svg:x2="12.28cm" svg:y2="15.839cm">
          <text:p/>
        </draw:connector>
        <draw:connector draw:style-name="gr3" draw:text-style-name="P3" draw:layer="layout" draw:type="line" svg:x1="15.098cm" svg:y1="16.429cm" svg:x2="15.386cm" svg:y2="15.882cm">
          <text:p/>
        </draw:connector>
        <draw:frame draw:style-name="gr4" draw:text-style-name="P4" draw:layer="layout" svg:width="0.836cm" svg:height="0.75cm" svg:x="9.299cm" svg:y="10.843cm">
          <draw:text-box>
            <text:p text:style-name="P4">1</text:p>
          </draw:text-box>
        </draw:frame>
        <draw:frame draw:style-name="gr4" draw:text-style-name="P4" draw:layer="layout" svg:width="0.705cm" svg:height="0.75cm" svg:x="5.735cm" svg:y="12.435cm">
          <draw:text-box>
            <text:p text:style-name="P4">2</text:p>
          </draw:text-box>
        </draw:frame>
        <draw:frame draw:style-name="gr4" draw:text-style-name="P4" draw:layer="layout" svg:width="0.98cm" svg:height="0.75cm" svg:x="6.635cm" svg:y="15.735cm">
          <draw:text-box>
            <text:p text:style-name="P4">10</text:p>
          </draw:text-box>
        </draw:frame>
        <draw:frame draw:style-name="gr4" draw:text-style-name="P4" draw:layer="layout" svg:width="0.705cm" svg:height="0.75cm" svg:x="3.93cm" svg:y="14.035cm">
          <draw:text-box>
            <text:p text:style-name="P4">4</text:p>
          </draw:text-box>
        </draw:frame>
        <draw:frame draw:style-name="gr4" draw:text-style-name="P4" draw:layer="layout" svg:width="0.705cm" svg:height="0.75cm" svg:x="7.735cm" svg:y="13.985cm">
          <draw:text-box>
            <text:p text:style-name="P4">5</text:p>
          </draw:text-box>
        </draw:frame>
        <draw:frame draw:style-name="gr4" draw:text-style-name="P4" draw:layer="layout" svg:width="0.705cm" svg:height="0.75cm" svg:x="11.635cm" svg:y="13.985cm">
          <draw:text-box>
            <text:p text:style-name="P4">6</text:p>
          </draw:text-box>
        </draw:frame>
        <draw:frame draw:style-name="gr4" draw:text-style-name="P4" draw:layer="layout" svg:width="0.705cm" svg:height="0.75cm" svg:x="15.23cm" svg:y="13.985cm">
          <draw:text-box>
            <text:p text:style-name="P4">7</text:p>
          </draw:text-box>
        </draw:frame>
        <draw:frame draw:style-name="gr4" draw:text-style-name="P4" draw:layer="layout" svg:width="0.705cm" svg:height="0.75cm" svg:x="2.93cm" svg:y="15.735cm">
          <draw:text-box>
            <text:p text:style-name="P4">8</text:p>
          </draw:text-box>
        </draw:frame>
        <draw:frame draw:style-name="gr4" draw:text-style-name="P4" draw:layer="layout" svg:width="0.705cm" svg:height="0.75cm" svg:x="5.03cm" svg:y="15.735cm">
          <draw:text-box>
            <text:p text:style-name="P4">9</text:p>
          </draw:text-box>
        </draw:frame>
        <draw:frame draw:style-name="gr4" draw:text-style-name="P4" draw:layer="layout" svg:width="0.705cm" svg:height="0.75cm" svg:x="13.344cm" svg:y="12.405cm">
          <draw:text-box>
            <text:p text:style-name="P4">3</text:p>
          </draw:text-box>
        </draw:frame>
        <draw:frame draw:style-name="gr4" draw:text-style-name="P4" draw:layer="layout" svg:width="0.98cm" svg:height="0.75cm" svg:x="8.535cm" svg:y="15.735cm">
          <draw:text-box>
            <text:p text:style-name="P4">11</text:p>
          </draw:text-box>
        </draw:frame>
        <draw:frame draw:style-name="gr4" draw:text-style-name="P4" draw:layer="layout" svg:width="0.98cm" svg:height="0.75cm" svg:x="10.435cm" svg:y="15.735cm">
          <draw:text-box>
            <text:p text:style-name="P4">12</text:p>
          </draw:text-box>
        </draw:frame>
        <draw:frame draw:style-name="gr4" draw:text-style-name="P4" draw:layer="layout" svg:width="0.98cm" svg:height="0.75cm" svg:x="12.535cm" svg:y="15.735cm">
          <draw:text-box>
            <text:p text:style-name="P4">13</text:p>
          </draw:text-box>
        </draw:frame>
        <draw:frame draw:style-name="gr4" draw:text-style-name="P4" draw:layer="layout" svg:width="0.98cm" svg:height="0.75cm" svg:x="14.335cm" svg:y="15.735cm">
          <draw:text-box>
            <text:p text:style-name="P4">14</text:p>
          </draw:text-box>
        </draw:frame>
        <draw:frame draw:style-name="gr5" draw:text-style-name="P5" draw:layer="layout" svg:width="1cm" svg:height="1cm" svg:x="10.735cm" svg:y="14.935cm">
          <draw:text-box>
            <text:p text:style-name="P5">i</text:p>
          </draw:text-box>
        </draw:frame>
        <draw:frame draw:style-name="gr7" draw:text-style-name="P6" draw:layer="layout" svg:width="1.5cm" svg:height="1.25cm" svg:x="9.135cm" svg:y="8.735cm">
          <draw:text-box>
            <text:p text:style-name="P6">(a)</text:p>
          </draw:text-box>
        </draw:frame>
        <draw:frame draw:style-name="gr7" draw:text-style-name="P6" draw:layer="layout" svg:width="1.5cm" svg:height="1.25cm" svg:x="9.235cm" svg:y="17.935cm">
          <draw:text-box>
            <text:p text:style-name="P6">(b)</text:p>
          </draw:text-box>
        </draw:frame>
        <draw:ellipse draw:style-name="gr6" draw:text-style-name="P1" draw:layer="layout" svg:width="1.208cm" svg:height="1.139cm" svg:x="13.316cm" svg:y="22.305cm">
          <text:p text:style-name="P1">10</text:p>
        </draw:ellipse>
        <draw:ellipse draw:style-name="gr2" draw:text-style-name="P1" draw:layer="layout" svg:width="1.207cm" svg:height="1.139cm" svg:x="5.671cm" svg:y="22.305cm">
          <text:p text:style-name="P1">17</text:p>
        </draw:ellipse>
        <draw:ellipse draw:style-name="gr2" draw:text-style-name="P1" draw:layer="layout" svg:width="1.207cm" svg:height="1.139cm" svg:x="9.292cm" svg:y="20.785cm">
          <text:p text:style-name="P1">27</text:p>
        </draw:ellipse>
        <draw:ellipse draw:style-name="gr2" draw:text-style-name="P1" draw:layer="layout" svg:width="1.208cm" svg:height="1.139cm" svg:x="14.442cm" svg:y="25.546cm">
          <text:p text:style-name="P1">0</text:p>
        </draw:ellipse>
        <draw:ellipse draw:style-name="gr1" draw:text-style-name="P1" draw:layer="layout" svg:width="1.207cm" svg:height="1.139cm" svg:x="12.611cm" svg:y="25.546cm">
          <text:p text:style-name="P1">3</text:p>
        </draw:ellipse>
        <draw:ellipse draw:style-name="gr2" draw:text-style-name="P1" draw:layer="layout" svg:width="1.207cm" svg:height="1.139cm" svg:x="10.58cm" svg:y="25.546cm">
          <text:p text:style-name="P1">8</text:p>
        </draw:ellipse>
        <draw:ellipse draw:style-name="gr2" draw:text-style-name="P1" draw:layer="layout" svg:width="1.208cm" svg:height="1.139cm" svg:x="8.648cm" svg:y="25.546cm">
          <text:p text:style-name="P1">4</text:p>
        </draw:ellipse>
        <draw:ellipse draw:style-name="gr2" draw:text-style-name="P1" draw:layer="layout" svg:width="1.206cm" svg:height="1.139cm" svg:x="6.698cm" svg:y="25.546cm">
          <text:p text:style-name="P1">12</text:p>
        </draw:ellipse>
        <draw:ellipse draw:style-name="gr2" draw:text-style-name="P1" draw:layer="layout" svg:width="1.208cm" svg:height="1.139cm" svg:x="4.946cm" svg:y="25.546cm">
          <text:p text:style-name="P1">7</text:p>
        </draw:ellipse>
        <draw:ellipse draw:style-name="gr2" draw:text-style-name="P1" draw:layer="layout" svg:width="1.206cm" svg:height="1.139cm" svg:x="2.935cm" svg:y="25.546cm">
          <text:p text:style-name="P1">5</text:p>
        </draw:ellipse>
        <draw:ellipse draw:style-name="gr2" draw:text-style-name="P1" draw:layer="layout" svg:width="1.206cm" svg:height="1.139cm" svg:x="15.229cm" svg:y="23.923cm">
          <text:p text:style-name="P1">1</text:p>
        </draw:ellipse>
        <draw:ellipse draw:style-name="gr6" draw:text-style-name="P1" draw:layer="layout" svg:width="1.207cm" svg:height="1.139cm" svg:x="11.546cm" svg:y="23.923cm">
          <text:p text:style-name="P1">9</text:p>
        </draw:ellipse>
        <draw:ellipse draw:style-name="gr2" draw:text-style-name="P1" draw:layer="layout" svg:width="1.207cm" svg:height="1.139cm" svg:x="7.683cm" svg:y="23.923cm">
          <text:p text:style-name="P1">13</text:p>
        </draw:ellipse>
        <draw:ellipse draw:style-name="gr2" draw:text-style-name="P1" draw:layer="layout" svg:width="1.207cm" svg:height="1.139cm" svg:x="3.901cm" svg:y="23.923cm">
          <text:p text:style-name="P1">16</text:p>
        </draw:ellipse>
        <draw:connector draw:style-name="gr3" draw:text-style-name="P2" draw:layer="layout" draw:type="line" svg:x1="6.757cm" svg:y1="22.501cm" svg:x2="9.432cm" svg:y2="21.739cm">
          <text:p/>
        </draw:connector>
        <draw:connector draw:style-name="gr3" draw:text-style-name="P2" draw:layer="layout" draw:type="line" svg:x1="13.443cm" svg:y1="22.487cm" svg:x2="10.366cm" svg:y2="21.725cm">
          <text:p/>
        </draw:connector>
        <draw:connector draw:style-name="gr3" draw:text-style-name="P3" draw:layer="layout" draw:type="line" svg:x1="4.873cm" svg:y1="24.04cm" svg:x2="5.851cm" svg:y2="23.307cm">
          <text:p/>
        </draw:connector>
        <draw:connector draw:style-name="gr3" draw:text-style-name="P3" draw:layer="layout" draw:type="line" svg:x1="7.864cm" svg:y1="24.069cm" svg:x2="6.699cm" svg:y2="23.292cm">
          <text:p/>
        </draw:connector>
        <draw:connector draw:style-name="gr3" draw:text-style-name="P3" draw:layer="layout" draw:type="line" svg:x1="12.552cm" svg:y1="24.054cm" svg:x2="13.573cm" svg:y2="23.35cm">
          <text:p/>
        </draw:connector>
        <draw:connector draw:style-name="gr3" draw:text-style-name="P3" draw:layer="layout" draw:type="line" svg:x1="15.457cm" svg:y1="24.026cm" svg:x2="14.306cm" svg:y2="23.321cm">
          <text:p/>
        </draw:connector>
        <draw:connector draw:style-name="gr3" draw:text-style-name="P3" draw:layer="layout" draw:type="line" svg:x1="3.881cm" svg:y1="25.636cm" svg:x2="4.183cm" svg:y2="25.003cm">
          <text:p/>
        </draw:connector>
        <draw:connector draw:style-name="gr3" draw:text-style-name="P3" draw:layer="layout" draw:type="line" svg:x1="5.189cm" svg:y1="25.622cm" svg:x2="4.844cm" svg:y2="24.989cm">
          <text:p/>
        </draw:connector>
        <draw:connector draw:style-name="gr3" draw:text-style-name="P3" draw:layer="layout" draw:type="line" svg:x1="7.648cm" svg:y1="25.622cm" svg:x2="8.008cm" svg:y2="25.018cm">
          <text:p/>
        </draw:connector>
        <draw:connector draw:style-name="gr3" draw:text-style-name="P3" draw:layer="layout" draw:type="line" svg:x1="8.957cm" svg:y1="25.593cm" svg:x2="8.569cm" svg:y2="25.003cm">
          <text:p/>
        </draw:connector>
        <draw:connector draw:style-name="gr3" draw:text-style-name="P3" draw:layer="layout" draw:type="line" svg:x1="11.517cm" svg:y1="25.622cm" svg:x2="11.876cm" svg:y2="25.018cm">
          <text:p/>
        </draw:connector>
        <draw:connector draw:style-name="gr3" draw:text-style-name="P3" draw:layer="layout" draw:type="line" svg:x1="12.897cm" svg:y1="25.622cm" svg:x2="12.48cm" svg:y2="24.989cm">
          <text:p/>
        </draw:connector>
        <draw:connector draw:style-name="gr3" draw:text-style-name="P3" draw:layer="layout" draw:type="line" svg:x1="15.298cm" svg:y1="25.579cm" svg:x2="15.586cm" svg:y2="25.032cm">
          <text:p/>
        </draw:connector>
        <draw:frame draw:style-name="gr4" draw:text-style-name="P4" draw:layer="layout" svg:width="0.836cm" svg:height="0.75cm" svg:x="9.499cm" svg:y="19.993cm">
          <draw:text-box>
            <text:p text:style-name="P4">1</text:p>
          </draw:text-box>
        </draw:frame>
        <draw:frame draw:style-name="gr4" draw:text-style-name="P4" draw:layer="layout" svg:width="0.705cm" svg:height="0.75cm" svg:x="5.935cm" svg:y="21.585cm">
          <draw:text-box>
            <text:p text:style-name="P4">2</text:p>
          </draw:text-box>
        </draw:frame>
        <draw:frame draw:style-name="gr4" draw:text-style-name="P4" draw:layer="layout" svg:width="0.98cm" svg:height="0.75cm" svg:x="6.835cm" svg:y="24.885cm">
          <draw:text-box>
            <text:p text:style-name="P4">10</text:p>
          </draw:text-box>
        </draw:frame>
        <draw:frame draw:style-name="gr4" draw:text-style-name="P4" draw:layer="layout" svg:width="0.705cm" svg:height="0.75cm" svg:x="4.13cm" svg:y="23.185cm">
          <draw:text-box>
            <text:p text:style-name="P4">4</text:p>
          </draw:text-box>
        </draw:frame>
        <draw:frame draw:style-name="gr4" draw:text-style-name="P4" draw:layer="layout" svg:width="0.705cm" svg:height="0.75cm" svg:x="7.935cm" svg:y="23.135cm">
          <draw:text-box>
            <text:p text:style-name="P4">5</text:p>
          </draw:text-box>
        </draw:frame>
        <draw:frame draw:style-name="gr4" draw:text-style-name="P4" draw:layer="layout" svg:width="0.705cm" svg:height="0.75cm" svg:x="11.835cm" svg:y="23.135cm">
          <draw:text-box>
            <text:p text:style-name="P4">6</text:p>
          </draw:text-box>
        </draw:frame>
        <draw:frame draw:style-name="gr4" draw:text-style-name="P4" draw:layer="layout" svg:width="0.705cm" svg:height="0.75cm" svg:x="15.43cm" svg:y="23.135cm">
          <draw:text-box>
            <text:p text:style-name="P4">7</text:p>
          </draw:text-box>
        </draw:frame>
        <draw:frame draw:style-name="gr4" draw:text-style-name="P4" draw:layer="layout" svg:width="0.705cm" svg:height="0.75cm" svg:x="3.13cm" svg:y="24.885cm">
          <draw:text-box>
            <text:p text:style-name="P4">8</text:p>
          </draw:text-box>
        </draw:frame>
        <draw:frame draw:style-name="gr4" draw:text-style-name="P4" draw:layer="layout" svg:width="0.705cm" svg:height="0.75cm" svg:x="5.23cm" svg:y="24.885cm">
          <draw:text-box>
            <text:p text:style-name="P4">9</text:p>
          </draw:text-box>
        </draw:frame>
        <draw:frame draw:style-name="gr4" draw:text-style-name="P4" draw:layer="layout" svg:width="0.705cm" svg:height="0.75cm" svg:x="13.544cm" svg:y="21.555cm">
          <draw:text-box>
            <text:p text:style-name="P4">3</text:p>
          </draw:text-box>
        </draw:frame>
        <draw:frame draw:style-name="gr4" draw:text-style-name="P4" draw:layer="layout" svg:width="0.98cm" svg:height="0.75cm" svg:x="8.735cm" svg:y="24.885cm">
          <draw:text-box>
            <text:p text:style-name="P4">11</text:p>
          </draw:text-box>
        </draw:frame>
        <draw:frame draw:style-name="gr4" draw:text-style-name="P4" draw:layer="layout" svg:width="0.98cm" svg:height="0.75cm" svg:x="10.635cm" svg:y="24.885cm">
          <draw:text-box>
            <text:p text:style-name="P4">12</text:p>
          </draw:text-box>
        </draw:frame>
        <draw:frame draw:style-name="gr4" draw:text-style-name="P4" draw:layer="layout" svg:width="0.98cm" svg:height="0.75cm" svg:x="12.735cm" svg:y="24.885cm">
          <draw:text-box>
            <text:p text:style-name="P4">13</text:p>
          </draw:text-box>
        </draw:frame>
        <draw:frame draw:style-name="gr4" draw:text-style-name="P4" draw:layer="layout" svg:width="0.98cm" svg:height="0.75cm" svg:x="14.535cm" svg:y="24.885cm">
          <draw:text-box>
            <text:p text:style-name="P4">14</text:p>
          </draw:text-box>
        </draw:frame>
        <draw:frame draw:style-name="gr5" draw:text-style-name="P5" draw:layer="layout" svg:width="1cm" svg:height="1cm" svg:x="13.535cm" svg:y="24.935cm">
          <draw:text-box>
            <text:p text:style-name="P5">i</text:p>
          </draw:text-box>
        </draw:frame>
        <draw:frame draw:style-name="gr7" draw:text-style-name="P6" draw:layer="layout" svg:width="1.5cm" svg:height="1.25cm" svg:x="9.435cm" svg:y="26.985cm">
          <draw:text-box>
            <text:p text:style-name="P6">(c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ZenKai Uni'" style:font-family-generic="roman" style:font-pitch="variable" fo:font-size="24pt" fo:language="en" fo:country="US" style:font-family-asian="'AR PL ShanHeiSun Uni'" style:font-pitch-asian="variable" style:font-size-asian="24pt" style:language-asian="zh" style:country-asian="CN" style:font-family-complex="'AR PL ShanHeiSun Uni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R PL ShanHeiSun Uni'" style:font-family-generic="roman" style:font-pitch="variable" fo:font-size="18pt" fo:font-style="normal" fo:text-shadow="none" style:text-underline-style="none" fo:font-weight="normal" style:font-family-asian="'AR PL ShanHeiSun Uni'" style:font-pitch-asian="variable" style:font-size-asian="18pt" style:font-style-asian="normal" style:font-weight-asian="normal" style:font-family-complex="'AR PL ShanHeiSun Uni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标准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9-02-05T17:02:33</meta:creation-date>
    <dc:date>2009-02-05T17:35:16</dc:date>
    <dc:language>en-US</dc:language>
    <meta:editing-cycles>12</meta:editing-cycles>
    <meta:editing-duration>PT30M36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